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b2867" officeooo:paragraph-rsid="000b2867"/>
    </style:style>
    <style:style style:name="P2" style:family="paragraph" style:parent-style-name="Standard">
      <style:paragraph-properties fo:text-align="start" style:justify-single-word="false"/>
      <style:text-properties style:text-underline-style="none" officeooo:rsid="000b2867" officeooo:paragraph-rsid="000b2867"/>
    </style:style>
    <style:style style:name="P3" style:family="paragraph" style:parent-style-name="Standard">
      <style:paragraph-properties fo:margin-top="0.101cm" fo:margin-bottom="0.101cm" style:contextual-spacing="false" fo:text-align="start" style:justify-single-word="false"/>
      <style:text-properties style:text-underline-style="none" officeooo:rsid="000b2867" officeooo:paragraph-rsid="000b2867"/>
    </style:style>
    <style:style style:name="P4" style:family="paragraph" style:parent-style-name="Standard">
      <style:paragraph-properties fo:margin-top="0.101cm" fo:margin-bottom="0.101cm" style:contextual-spacing="false" fo:line-height="100%" fo:text-align="start" style:justify-single-word="false"/>
      <style:text-properties style:text-underline-style="none" officeooo:rsid="000b2867" officeooo:paragraph-rsid="000b2867"/>
    </style:style>
    <style:style style:name="P5" style:family="paragraph" style:parent-style-name="Standard" style:list-style-name="L1">
      <style:paragraph-properties fo:margin-top="0.101cm" fo:margin-bottom="0.101cm" style:contextual-spacing="false" fo:text-align="start" style:justify-single-word="false"/>
      <style:text-properties style:text-underline-style="none" officeooo:rsid="000b2867" officeooo:paragraph-rsid="000b2867"/>
    </style:style>
    <style:style style:name="P6" style:family="paragraph" style:parent-style-name="Standard" style:list-style-name="L2">
      <style:paragraph-properties fo:margin-top="0.101cm" fo:margin-bottom="0.101cm" style:contextual-spacing="false" fo:line-height="100%" fo:text-align="start" style:justify-single-word="false"/>
      <style:text-properties style:text-underline-style="none" officeooo:rsid="000b2867" officeooo:paragraph-rsid="000b2867"/>
    </style:style>
    <style:style style:name="P7" style:family="paragraph" style:parent-style-name="Standard" style:list-style-name="L3">
      <style:paragraph-properties fo:margin-top="0.101cm" fo:margin-bottom="0.101cm" style:contextual-spacing="false" fo:line-height="100%" fo:text-align="start" style:justify-single-word="false"/>
      <style:text-properties style:text-underline-style="none" officeooo:rsid="000b2867" officeooo:paragraph-rsid="000b2867"/>
    </style:style>
    <style:style style:name="P8" style:family="paragraph" style:parent-style-name="Standard" style:list-style-name="L4">
      <style:paragraph-properties fo:margin-top="0.101cm" fo:margin-bottom="0.101cm" style:contextual-spacing="false" fo:line-height="100%" fo:text-align="start" style:justify-single-word="false"/>
      <style:text-properties style:text-underline-style="none" officeooo:rsid="000b2867" officeooo:paragraph-rsid="000b2867"/>
    </style:style>
    <style:style style:name="P9" style:family="paragraph" style:parent-style-name="Standard" style:list-style-name="L4">
      <style:paragraph-properties fo:margin-top="0.101cm" fo:margin-bottom="0.101cm" style:contextual-spacing="false" fo:line-height="100%" fo:text-align="start" style:justify-single-word="false"/>
      <style:text-properties style:text-underline-style="none" officeooo:rsid="000ca339" officeooo:paragraph-rsid="000ca339"/>
    </style:style>
    <style:style style:name="T1" style:family="text">
      <style:text-properties fo:font-weight="bold" style:font-weight-asian="bold" style:font-weight-complex="bold"/>
    </style:style>
    <style:style style:name="T2" style:family="text">
      <style:text-properties officeooo:rsid="000ca33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erly writing the velocity code</text:p>
      <text:p text:style-name="P2">The current version of the player’s movement code is a mess because it’s literally just code I grabbed from a YouTube video and the attempted to graft dodge and slingshot code to it. If I want a more dynamic movement system in the game that’s capable of stringing together fast movement, I need to be able to code something like that.</text:p>
      <text:p text:style-name="P2"/>
      <text:p text:style-name="P2">The original movement code was as follows:</text:p>
      <text:list text:style-name="L1">
        <text:list-item>
          <text:p text:style-name="P5">Check to see if the player can jump. If so, apply jump velocity, otherwise apply gravity.</text:p>
        </text:list-item>
        <text:list-item>
          <text:p text:style-name="P5">Get move_dir from keys, then normalising, then rotating to where the camera points.</text:p>
        </text:list-item>
        <text:list-item>
          <text:p text:style-name="P5">Lerp the X and Z values to accelerate or decelerate the character.</text:p>
        </text:list-item>
        <text:list-item>
          <text:p text:style-name="P5">Move and slide.</text:p>
        </text:list-item>
      </text:list>
      <text:p text:style-name="P2"/>
      <text:p text:style-name="P1">What does the new movement need to do</text:p>
      <text:p text:style-name="P1"/>
      <text:p text:style-name="P3">Things from video code and the original code</text:p>
      <text:list text:style-name="L2">
        <text:list-item>
          <text:p text:style-name="P6">Need to end in “move and slide” because this is the best way to do movements against collisions for the player.</text:p>
        </text:list-item>
        <text:list-item>
          <text:p text:style-name="P6">Need to apply gravity at most times, except when dodging, grappling, etc. </text:p>
        </text:list-item>
        <text:list-item>
          <text:p text:style-name="P6">Since this is C#, need to save a copy of the Velocity at the start to affect during the code. </text:p>
        </text:list-item>
        <text:list-item>
          <text:p text:style-name="P6">Need to have a terminal velocity set and a minimum level that the Y value can reach. </text:p>
        </text:list-item>
      </text:list>
      <text:p text:style-name="P4">New ideas from Ultrakill</text:p>
      <text:list text:style-name="L3">
        <text:list-item>
          <text:p text:style-name="P7">Only go to the normal walking movement if the normal ground is stepped on. </text:p>
        </text:list-item>
        <text:list-item>
          <text:p text:style-name="P7">The keyboard movement affects the movement all the time, even at high speeds. It <text:span text:style-name="T2">just affects the high speeds less. </text:span></text:p>
        </text:list-item>
      </text:list>
      <text:p text:style-name="P4">New ideas for include </text:p>
      <text:list text:style-name="L4">
        <text:list-item>
          <text:p text:style-name="P9">Instead of lerping the velocity to achieve acceleration, instead speed should be increased by the acceleration linearly without using lerp. This way, the velocity in the air can be affected by the keys without reducing massively at the beginning or coming to a complete stop from not pressing any keys.</text:p>
        </text:list-item>
        <text:list-item>
          <text:p text:style-name="P9">USE FRICTION. When on the ground, use friction to stop the player when they’re not moving at all. In the air, don’t use friction so that not pressing any keys doesn’t change their velocity. This also mean that jumping and not pressing any keys will keep you going in that direction <text:span text:style-name="T1">[THIS WILL NEED TWEAKING BECAUSE THAT DOESN’T SOUND LIKE A GOOD IDEA FOR </text:span><text:soft-page-break/><text:span text:style-name="T1">NORMAL PLATFORM JUMPING. MAYBE ONLY STOP DOING FRICTION WHEN FALLING FROM A GRAPPLE OR WALL RUN]</text:span></text:p>
        </text:list-item>
        <text:list-item>
          <text:p text:style-name="P8">The main idea is that as the player falls while not pressing the keyboard, then the velocity doesn’t increase or decrease, but only after they’ve grappled a point, jumped off a wall run, or anything else that requires long lasting speed. Using the keys will affect the velocity but not in a way that will add to the velocity. (Best way to do this is to save the length of the velocity, add the move_dir and then divide move_dir to make it so that it has the same length (maybe by normalising and multiplying by the original length) <text:span text:style-name="T1">MAYBE THIS MAY NOT WORK. MAYBE A SOLUTION WOULD BE TO CLAMP THE LENGTH BETWEEN 0 AND THE CURRENT MAXIMUM)</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fo:font-family="'Courier New'" style:font-style-name="Regular"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1:03:29.712000000</meta:creation-date>
    <dc:date>2024-03-05T15:27:09.744000000</dc:date>
    <meta:editing-duration>PT3H48M3S</meta:editing-duration>
    <meta:editing-cycles>2</meta:editing-cycles>
    <meta:generator>LibreOffice/7.6.4.1$Windows_X86_64 LibreOffice_project/e19e193f88cd6c0525a17fb7a176ed8e6a3e2aa1</meta:generator>
    <meta:document-statistic meta:table-count="0" meta:image-count="0" meta:object-count="0" meta:page-count="2" meta:paragraph-count="20" meta:word-count="506" meta:character-count="2752" meta:non-whitespace-character-count="2273"/>
  </office:meta>
</office:document-meta>
</file>